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9101" calcext:value-type="float">
            <text:p>1.189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57525" calcext:value-type="float">
            <text:p>1.1735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321393548387" calcext:value-type="float">
            <text:p>1.1832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4524" calcext:value-type="float">
            <text:p>1.1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589780645161" calcext:value-type="float">
            <text:p>1.0258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2954064516129" calcext:value-type="float">
            <text:p>0.92295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27767741936" calcext:value-type="float">
            <text:p>1.10327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263709090909" calcext:value-type="float">
            <text:p>1.102637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50496" calcext:value-type="float">
            <text:p>1.2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24075" calcext:value-type="float">
            <text:p>1.5452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2472" calcext:value-type="float">
            <text:p>1.3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557341935484" calcext:value-type="float">
            <text:p>1.3555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52579310345" calcext:value-type="float">
            <text:p>1.316525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979025" calcext:value-type="float">
            <text:p>1.3697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80825806452" calcext:value-type="float">
            <text:p>1.3418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87424" calcext:value-type="float">
            <text:p>1.41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834348387097" calcext:value-type="float">
            <text:p>1.56834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951225806452" calcext:value-type="float">
            <text:p>1.2595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053625806452" calcext:value-type="float">
            <text:p>1.0705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208619354839" calcext:value-type="float">
            <text:p>1.13208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07312" calcext:value-type="float">
            <text:p>1.4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77375" calcext:value-type="float">
            <text:p>1.6187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63904" calcext:value-type="float">
            <text:p>1.39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79225806452" calcext:value-type="float">
            <text:p>1.2137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628542857143" calcext:value-type="float">
            <text:p>1.08628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174" calcext:value-type="float">
            <text:p>1.011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2184774193548" calcext:value-type="float">
            <text:p>0.96218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35208" calcext:value-type="float">
            <text:p>1.09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439380645161" calcext:value-type="float">
            <text:p>1.18439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113780645161" calcext:value-type="float">
            <text:p>1.0411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2468129032258" calcext:value-type="float">
            <text:p>0.99246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673058064516" calcext:value-type="float">
            <text:p>1.0767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9388" calcext:value-type="float">
            <text:p>1.1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283575" calcext:value-type="float">
            <text:p>1.3528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1528" calcext:value-type="float">
            <text:p>1.19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95225806452" calcext:value-type="float">
            <text:p>1.3509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896257142857" calcext:value-type="float">
            <text:p>1.27896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9908" calcext:value-type="float">
            <text:p>1.5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48335483871" calcext:value-type="float">
            <text:p>1.63048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83024" calcext:value-type="float">
            <text:p>1.70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029858064516" calcext:value-type="float">
            <text:p>1.4302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566606451613" calcext:value-type="float">
            <text:p>1.28566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457858064516" calcext:value-type="float">
            <text:p>1.3845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945419354839" calcext:value-type="float">
            <text:p>1.4094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0216" calcext:value-type="float">
            <text:p>1.2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5016" calcext:value-type="float">
            <text:p>1.5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32232" calcext:value-type="float">
            <text:p>1.30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816361290323" calcext:value-type="float">
            <text:p>1.9481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6692" calcext:value-type="float">
            <text:p>1.7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4335" calcext:value-type="float">
            <text:p>1.5634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713393548387" calcext:value-type="float">
            <text:p>2.0671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50304" calcext:value-type="float">
            <text:p>1.94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33135483871" calcext:value-type="float">
            <text:p>1.5573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18038709677" calcext:value-type="float">
            <text:p>1.18518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13355" calcext:value-type="float">
            <text:p>1.5413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513883870968" calcext:value-type="float">
            <text:p>1.88513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10128" calcext:value-type="float">
            <text:p>1.60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31303225807" calcext:value-type="float">
            <text:p>1.43531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807225806452" calcext:value-type="float">
            <text:p>1.1680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431277419355" calcext:value-type="float">
            <text:p>1.2243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14648275862" calcext:value-type="float">
            <text:p>1.185146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056490322581" calcext:value-type="float">
            <text:p>1.25056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27125" calcext:value-type="float">
            <text:p>1.4082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05536" calcext:value-type="float">
            <text:p>1.33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472825" calcext:value-type="float">
            <text:p>1.2547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57304" calcext:value-type="float">
            <text:p>1.1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58725" calcext:value-type="float">
            <text:p>1.265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842477419355" calcext:value-type="float">
            <text:p>1.35842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2376" calcext:value-type="float">
            <text:p>1.46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71432258065" calcext:value-type="float">
            <text:p>1.49971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7904" calcext:value-type="float">
            <text:p>1.16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471325" calcext:value-type="float">
            <text:p>1.1347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77285714286" calcext:value-type="float">
            <text:p>1.12177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733187096774" calcext:value-type="float">
            <text:p>1.2173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385574193548" calcext:value-type="float">
            <text:p>1.3038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68903225806" calcext:value-type="float">
            <text:p>1.39568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532490322581" calcext:value-type="float">
            <text:p>1.2353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99648" calcext:value-type="float">
            <text:p>1.0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334658064516" calcext:value-type="float">
            <text:p>1.4333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864975" calcext:value-type="float">
            <text:p>1.3886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16384" calcext:value-type="float">
            <text:p>1.2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56928" calcext:value-type="float">
            <text:p>0.94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450275" calcext:value-type="float">
            <text:p>0.9745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714142857143" calcext:value-type="float">
            <text:p>1.07714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52929032258" calcext:value-type="float">
            <text:p>1.0885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866787096774" calcext:value-type="float">
            <text:p>1.2386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898012903226" calcext:value-type="float">
            <text:p>1.2789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88593548387" calcext:value-type="float">
            <text:p>1.22588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31552" calcext:value-type="float">
            <text:p>1.0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69225" calcext:value-type="float">
            <text:p>0.9666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7326451612903" calcext:value-type="float">
            <text:p>0.97732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8544" calcext:value-type="float">
            <text:p>1.29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956412903226" calcext:value-type="float">
            <text:p>1.3795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8184" calcext:value-type="float">
            <text:p>1.2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048980645161" calcext:value-type="float">
            <text:p>1.1904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511062068966" calcext:value-type="float">
            <text:p>1.555110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26374193548" calcext:value-type="float">
            <text:p>1.5202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986477419355" calcext:value-type="float">
            <text:p>1.4498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18616" calcext:value-type="float">
            <text:p>1.38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243555555556" calcext:value-type="float">
            <text:p>1.142435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8636" calcext:value-type="float">
            <text:p>1.2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004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780" meta:object-count="0"/>
    <meta:user-defined meta:name="AppVersion">3.0</meta:user-defined>
  </office:meta>
</office:document-meta>
</file>